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3cab"/>
    </style:style>
    <style:style style:name="P2" style:family="paragraph" style:parent-style-name="Standard">
      <style:text-properties officeooo:rsid="00133cab" officeooo:paragraph-rsid="00133cab"/>
    </style:style>
    <style:style style:name="T1" style:family="text">
      <style:text-properties officeooo:rsid="0013eccf"/>
    </style:style>
    <style:style style:name="T2" style:family="text">
      <style:text-properties officeooo:rsid="00133c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Wifi firmware for ESP32</text:span> </text:p>
      <text:p text:style-name="P1"/>
      <text:p text:style-name="P1">Autores: </text:p>
      <text:p text:style-name="P1"><text:span text:style-name="T2">Eduardo Tavares</text:span> - <text:span text:style-name="T2">49454</text:span></text:p>
      <text:p text:style-name="P2">Rafael Conceição - 41486</text:p>
      <text:p text:style-name="P1"/>
      <text:p text:style-name="P1">Orientado por: </text:p>
      <text:p text:style-name="P1">Diego Passos </text:p>
      <text:p text:style-name="P2">Fernanda Passos</text:p>
      <text:p text:style-name="P1"/>
      <text:p text:style-name="P1">O repositório associado a este projeto encontra-se em: </text:p>
      <text:p text:style-name="P1"><text:a xlink:type="simple" xlink:href="https://github.com/R-Fig-Con/ESP32-Wi-Fi-Firmware" text:style-name="Internet_20_link" text:visited-style-name="Visited_20_Internet_20_Link">https://github.com/R-Fig-Con/ESP32-Wi-Fi-Firmware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2T19:12:51.378000000</meta:creation-date>
    <dc:date>2025-06-02T19:19:51.163000000</dc:date>
    <meta:editing-duration>PT6M59S</meta:editing-duration>
    <meta:editing-cycles>2</meta:editing-cycles>
    <meta:generator>LibreOffice/24.8.5.2$Windows_X86_64 LibreOffice_project/fddf2685c70b461e7832239a0162a77216259f22</meta:generator>
    <meta:print-date>2025-06-02T19:15:28.623000000</meta:print-date>
    <meta:printed-by>Ficheiros PDF</meta:printed-by>
    <meta:document-statistic meta:table-count="0" meta:image-count="0" meta:object-count="0" meta:page-count="1" meta:paragraph-count="9" meta:word-count="28" meta:character-count="227" meta:non-whitespace-character-count="203"/>
  </office:meta>
</office:document-meta>
</file>